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2.958cm" fo:margin-right="1.803cm" fo:margin-top="0.129cm" fo:margin-bottom="0.282cm" style:contextual-spacing="false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12768f" style:font-size-asian="12pt" style:language-asian="zxx" style:country-asian="none" style:font-name-complex="Times New Roman1" style:language-complex="zxx" style:country-complex="none"/>
    </style:style>
    <style:style style:name="P2" style:family="paragraph" style:parent-style-name="Standard">
      <style:paragraph-properties fo:margin-left="2.041cm" fo:margin-right="0.88cm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12768f" style:font-size-asian="12pt" style:language-asian="zxx" style:country-asian="none" style:font-name-complex="Times New Roman1" style:language-complex="zxx" style:country-complex="none"/>
    </style:style>
    <style:style style:name="P3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officeooo:paragraph-rsid="0012768f" style:font-size-asian="12pt" style:language-asian="zxx" style:country-asian="none" style:font-name-complex="Times New Roman1" style:language-complex="zxx" style:country-complex="none"/>
    </style:style>
    <style:style style:name="P4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fo:font-weight="bold" officeooo:paragraph-rsid="0012768f" style:font-size-asian="12pt" style:language-asian="zxx" style:country-asian="none" style:font-weight-asian="bold" style:font-name-complex="Times New Roman1" style:language-complex="zxx" style:country-complex="none"/>
    </style:style>
    <style:style style:name="P5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style:font-name="Times New Roman" fo:language="zxx" fo:country="none" officeooo:paragraph-rsid="0012768f" style:language-asian="zxx" style:country-asian="none" style:language-complex="zxx" style:country-complex="none"/>
    </style:style>
    <style:style style:name="P6" style:family="paragraph" style:parent-style-name="Text_20_body">
      <style:paragraph-properties fo:margin-left="10.816cm" fo:margin-right="0cm" fo:text-indent="0cm" style:auto-text-indent="false"/>
      <style:text-properties style:font-name="Times New Roman" fo:language="zxx" fo:country="none" officeooo:rsid="000d7e0c" officeooo:paragraph-rsid="0012768f" style:language-asian="zxx" style:country-asian="none" style:language-complex="zxx" style:country-complex="none"/>
    </style:style>
    <style:style style:name="P7" style:family="paragraph" style:parent-style-name="Text_20_body">
      <style:paragraph-properties fo:margin-left="10.816cm" fo:margin-right="0cm" fo:line-height="0.568cm" fo:text-indent="0cm" style:auto-text-indent="false"/>
      <style:text-properties style:font-name="Times New Roman" fo:language="zxx" fo:country="none" officeooo:paragraph-rsid="0012768f" style:language-asian="zxx" style:country-asian="none" style:language-complex="zxx" style:country-complex="none"/>
    </style:style>
    <style:style style:name="P8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style:font-name="Times New Roman" fo:language="zxx" fo:country="none" officeooo:paragraph-rsid="0012768f" style:language-asian="zxx" style:country-asian="none" style:language-complex="zxx" style:country-complex="none"/>
    </style:style>
    <style:style style:name="P9" style:family="paragraph" style:parent-style-name="Text_20_body">
      <style:paragraph-properties fo:margin-top="0.004cm" fo:margin-bottom="0cm" style:contextual-spacing="false"/>
      <style:text-properties style:font-name="Times New Roman" fo:language="zxx" fo:country="none" officeooo:paragraph-rsid="0012768f" style:language-asian="zxx" style:country-asian="none" style:language-complex="zxx" style:country-complex="none"/>
    </style:style>
    <style:style style:name="P10" style:family="paragraph" style:parent-style-name="Text_20_body">
      <style:paragraph-properties fo:margin-left="10.816cm" fo:margin-right="0cm" fo:text-indent="0cm" style:auto-text-indent="false"/>
      <style:text-properties style:font-name="Times New Roman" fo:language="zxx" fo:country="none" officeooo:paragraph-rsid="0012768f" style:language-asian="zxx" style:country-asian="none" style:language-complex="zxx" style:country-complex="none"/>
    </style:style>
    <style:style style:name="P11" style:family="paragraph" style:parent-style-name="Text_20_body">
      <style:paragraph-properties fo:margin-top="0.018cm" fo:margin-bottom="0cm" style:contextual-spacing="false" fo:text-align="center" style:justify-single-word="false"/>
      <style:text-properties style:font-name="Times New Roman" fo:font-size="10.5pt" fo:language="zxx" fo:country="none" fo:font-weight="bold" officeooo:paragraph-rsid="0012768f" style:font-size-asian="10.5pt" style:language-asian="zxx" style:country-asian="none" style:font-weight-asian="bold" style:language-complex="zxx" style:country-complex="none"/>
    </style:style>
    <style:style style:name="P12" style:family="paragraph" style:parent-style-name="Text_20_body">
      <style:text-properties style:font-name="Times New Roman" fo:font-size="13pt" fo:language="zxx" fo:country="none" officeooo:paragraph-rsid="0012768f" style:font-size-asian="13pt" style:language-asian="zxx" style:country-asian="none" style:language-complex="zxx" style:country-complex="none"/>
    </style:style>
    <style:style style:name="P13" style:family="paragraph" style:parent-style-name="Text_20_body">
      <style:text-properties style:font-name="Times New Roman" fo:font-size="15pt" fo:language="zxx" fo:country="none" officeooo:paragraph-rsid="0012768f" style:font-size-asian="15pt" style:language-asian="zxx" style:country-asian="none" style:language-complex="zxx" style:country-complex="none"/>
    </style:style>
    <style:style style:name="P14" style:family="paragraph" style:parent-style-name="Text_20_body">
      <style:paragraph-properties fo:margin-top="0.018cm" fo:margin-bottom="0cm" style:contextual-spacing="false"/>
      <style:text-properties style:font-name="Times New Roman" fo:font-size="18.5pt" fo:language="zxx" fo:country="none" officeooo:paragraph-rsid="0012768f" style:font-size-asian="18.5pt" style:language-asian="zxx" style:country-asian="none" style:language-complex="zxx" style:country-complex="none"/>
    </style:style>
    <style:style style:name="P15" style:family="paragraph" style:parent-style-name="Text_20_body">
      <style:paragraph-properties fo:margin-top="0.004cm" fo:margin-bottom="0cm" style:contextual-spacing="false"/>
      <style:text-properties style:font-name="Times New Roman" fo:font-size="14.5pt" fo:language="zxx" fo:country="none" officeooo:paragraph-rsid="0012768f" style:font-size-asian="14.5pt" style:language-asian="zxx" style:country-asian="none" style:language-complex="zxx" style:country-complex="none"/>
    </style:style>
    <style:style style:name="P16" style:family="paragraph" style:parent-style-name="Text_20_body">
      <style:paragraph-properties fo:margin-top="0.014cm" fo:margin-bottom="0cm" style:contextual-spacing="false"/>
      <style:text-properties style:font-name="Times New Roman" fo:font-size="20.5pt" fo:language="zxx" fo:country="none" officeooo:paragraph-rsid="0012768f" style:font-size-asian="20.5pt" style:language-asian="zxx" style:country-asian="none" style:language-complex="zxx" style:country-complex="none"/>
    </style:style>
    <style:style style:name="P17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officeooo:paragraph-rsid="0012768f"/>
    </style:style>
    <style:style style:name="P18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officeooo:rsid="0012768f" officeooo:paragraph-rsid="0012768f"/>
    </style:style>
    <style:style style:name="P19" style:family="paragraph" style:parent-style-name="Standard">
      <loext:graphic-properties draw:fill="solid" draw:fill-color="#2b2b2b"/>
      <style:paragraph-properties fo:background-color="#2b2b2b" fo:padding="0cm" fo:border="none" style:shadow="none"/>
    </style:style>
    <style:style style:name="P20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style:font-name="Times New Roman" fo:language="ru" fo:country="RU" fo:font-weight="normal" officeooo:rsid="0012768f" officeooo:paragraph-rsid="0012768f" style:language-asian="zxx" style:country-asian="none" style:font-weight-asian="normal" style:language-complex="zxx" style:country-complex="none" style:font-weight-complex="normal"/>
    </style:style>
    <style:style style:name="P21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font-name="Times New Roman" fo:language="ru" fo:country="RU" fo:font-weight="bold" officeooo:rsid="0012768f" officeooo:paragraph-rsid="0012768f" style:language-asian="zxx" style:country-asian="none" style:font-weight-asian="bold" style:language-complex="zxx" style:country-complex="none" style:font-weight-complex="bold"/>
    </style:style>
    <style:style style:name="P22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font-name="Times New Roman" fo:language="ru" fo:country="RU" fo:font-weight="normal" officeooo:rsid="0012768f" officeooo:paragraph-rsid="0012768f" style:language-asian="zxx" style:country-asian="none" style:font-weight-asian="normal" style:language-complex="zxx" style:country-complex="none" style:font-weight-complex="normal"/>
    </style:style>
    <style:style style:name="P23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officeooo:paragraph-rsid="0016db3f"/>
    </style:style>
    <style:style style:name="T1" style:family="text">
      <style:text-properties style:font-name="Times New Roman" fo:language="ru" fo:country="RU" fo:font-weight="bold" style:language-asian="zxx" style:country-asian="none" style:font-weight-asian="bold" style:language-complex="zxx" style:country-complex="none" style:font-weight-complex="bold"/>
    </style:style>
    <style:style style:name="T2" style:family="text">
      <style:text-properties style:font-name="Times New Roman" fo:language="ru" fo:country="RU" fo:font-weight="bold" officeooo:rsid="0012127d" style:language-asian="zxx" style:country-asian="none" style:font-weight-asian="bold" style:language-complex="zxx" style:country-complex="none" style:font-weight-complex="bold"/>
    </style:style>
    <style:style style:name="T3" style:family="text">
      <style:text-properties style:font-name="Times New Roman" fo:language="ru" fo:country="RU" fo:font-weight="bold" officeooo:rsid="0012768f" style:language-asian="zxx" style:country-asian="none" style:font-weight-asian="bold" style:language-complex="zxx" style:country-complex="none" style:font-weight-complex="bold"/>
    </style:style>
    <style:style style:name="T4" style:family="text">
      <style:text-properties style:font-name="Times New Roman" fo:language="ru" fo:country="RU" fo:font-weight="bold" officeooo:rsid="0016db3f" style:language-asian="zxx" style:country-asian="none" style:font-weight-asian="bold" style:language-complex="zxx" style:country-complex="none" style:font-weight-complex="bold"/>
    </style:style>
    <style:style style:name="T5" style:family="text">
      <style:text-properties style:font-name="Times New Roman" fo:language="ru" fo:country="RU" fo:font-weight="normal" style:language-asian="zxx" style:country-asian="none" style:font-weight-asian="normal" style:language-complex="zxx" style:country-complex="none" style:font-weight-complex="normal"/>
    </style:style>
    <style:style style:name="T6" style:family="text">
      <style:text-properties style:font-name="Times New Roman" fo:language="ru" fo:country="RU" fo:font-weight="normal" officeooo:rsid="0012768f" style:language-asian="zxx" style:country-asian="none" style:font-weight-asian="normal" style:language-complex="zxx" style:country-complex="none" style:font-weight-complex="normal"/>
    </style:style>
    <style:style style:name="T7" style:family="text">
      <style:text-properties style:font-name="Times New Roman" fo:language="ru" fo:country="RU" fo:font-weight="normal" officeooo:rsid="0016db3f" style:language-asian="zxx" style:country-asian="none" style:font-weight-asian="normal" style:language-complex="zxx" style:country-complex="none" style:font-weight-complex="normal"/>
    </style:style>
    <style:style style:name="T8" style:family="text">
      <style:text-properties fo:font-size="18pt" fo:font-weight="bold" style:font-size-asian="18pt" style:font-weight-asian="bold" style:font-name-complex="Times New Roman1"/>
    </style:style>
    <style:style style:name="T9" style:family="text">
      <style:text-properties fo:font-size="18pt" fo:language="ru" fo:country="RU" fo:font-weight="bold" officeooo:rsid="0012127d" style:font-size-asian="18pt" style:font-weight-asian="bold" style:font-name-complex="Times New Roman1"/>
    </style:style>
    <style:style style:name="T10" style:family="text">
      <style:text-properties fo:font-size="18pt" fo:language="ru" fo:country="RU" fo:font-weight="bold" officeooo:rsid="0016db3f" style:font-size-asian="18pt" style:font-weight-asian="bold" style:font-name-complex="Times New Roman1"/>
    </style:style>
    <style:style style:name="T11" style:family="text">
      <style:text-properties fo:font-size="14pt" style:font-size-asian="14pt" style:font-name-complex="Times New Roman1" style:font-size-complex="14pt"/>
    </style:style>
    <style:style style:name="T12" style:family="text">
      <style:text-properties fo:font-size="14pt" officeooo:rsid="000e9cab" style:font-size-asian="14pt" style:font-name-complex="Times New Roman1" style:font-size-complex="14pt"/>
    </style:style>
    <style:style style:name="T13" style:family="text">
      <style:text-properties officeooo:rsid="0016db3f"/>
    </style:style>
    <style:style style:name="T14" style:family="text">
      <style:text-properties fo:color="#bbb529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b5b6e3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b9bcd1" loext:opacity="100%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9373a5" loext:opacity="100%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24" style:family="text">
      <style:text-properties fo:color="#908b25" loext:opacity="100%" style:font-name="JetBrains Mono" fo:font-size="10pt" fo:font-style="normal" fo:font-weight="normal" style:font-size-asian="10pt" style:font-style-asian="normal" style:font-weight-asian="normal"/>
    </style:style>
    <style:style style:name="T25" style:family="text">
      <style:text-properties fo:color="#5f8c8a" loext:opacity="100%" style:font-name="JetBrains Mono" fo:font-size="10pt" fo:font-style="normal" fo:font-weight="normal" style:font-size-asian="10pt" style:font-style-asian="normal" style:font-weight-asian="normal"/>
    </style:style>
    <style:style style:name="T26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НАУКИ И ВЫСШЕГО ОБРАЗОВАНИЯ РОССИЙСКОЙ ФЕДЕРАЦИИ</text:p>
      <text:p text:style-name="P3">ФЕДЕРАЛЬНОЕ ГОСУДАРСТВЕННОЕ БЮДЖЕТНОЕ ОБРАЗОВАТЕЛЬНОЕ УЧРЕЖДЕНИЕ ВЫСШЕГО ОБРАЗОВАНИЯ</text:p>
      <text:p text:style-name="P4">«БЕЛГОРОДСКИЙ ГОСУДАРСТВЕННЫЙ ТЕХНОЛОГИЧЕСКИЙ УНИВЕРСИТЕТ им. В. Г. ШУХОВА» (БГТУ им. В.Г. Шухова)</text:p>
      <text:p text:style-name="P11"/>
      <text:p text:style-name="P2">Кафедра программного обеспечения вычислительной техники и автоматизированных систем</text:p>
      <text:p text:style-name="P12"/>
      <text:p text:style-name="P12"/>
      <text:p text:style-name="P12"/>
      <text:p text:style-name="P12"/>
      <text:p text:style-name="P12"/>
      <text:p text:style-name="P12"/>
      <text:p text:style-name="P9"/>
      <text:p text:style-name="P5"><text:span text:style-name="T8">Лабораторная работа №</text:span><text:span text:style-name="T10">8</text:span><text:span text:style-name="T8"><text:line-break/></text:span><text:span text:style-name="T11">по дисциплине: «</text:span><text:span text:style-name="T12">ООП</text:span><text:span text:style-name="T11">»</text:span></text:p>
      <text:p text:style-name="P13"/>
      <text:p text:style-name="P13"/>
      <text:p text:style-name="P14"/>
      <text:p text:style-name="P10">Выполнил: ст. группы ПВ-211</text:p>
      <text:p text:style-name="P6">Чувилко Илья Романович</text:p>
      <text:p text:style-name="P15"/>
      <text:p text:style-name="P7">Проверил:</text:p>
      <text:p text:style-name="P7">Буханов Дмитрий Геннадьевич</text:p>
      <text:p text:style-name="P7">Харитонов Сергей Дмитриевич</text:p>
      <text:p text:style-name="P13"/>
      <text:p text:style-name="P16"/>
      <text:p text:style-name="P16"/>
      <text:p text:style-name="P16"/>
      <text:p text:style-name="P16"/>
      <text:p text:style-name="P8">Белгород 2023 г.</text:p>
      <text:p text:style-name="P8"/>
      <text:p text:style-name="P17"><text:soft-page-break/><text:span text:style-name="T2">Те</text:span><text:span text:style-name="T3">ма: </text:span><text:span text:style-name="T5">Создание шаблонов классов в С++. </text:span></text:p>
      <text:p text:style-name="P18"><text:span text:style-name="T1">Вариант: </text:span><text:span text:style-name="T5">23</text:span></text:p>
      <text:p text:style-name="P18"><text:span text:style-name="T1">Цель работы: </text:span><text:span text:style-name="T5">Получение теоретических знаний о шаблонах классов в С++. Получение практических навыков по созданию классов-шаблонов С++. </text:span></text:p>
      <text:p text:style-name="P21">Задание:</text:p>
      <text:p text:style-name="P17"><text:span text:style-name="T6">1. </text:span><text:span text:style-name="T5">Изучить теоретические сведения о шаблонах классов в С++.</text:span></text:p>
      <text:p text:style-name="P17"><text:span text:style-name="T6">2. </text:span><text:span text:style-name="T5">Разработать программу в соответствии с заданным вариантом задания</text:span></text:p>
      <text:p text:style-name="P22">3. Оформить отчет.</text:p>
      <text:p text:style-name="P21">Выполнение работы:</text:p>
      <text:p text:style-name="P17"><text:span text:style-name="T3">Задание 1:</text:span><text:span text:style-name="T6"> </text:span><text:span text:style-name="T5">Реализовать шаблон класса в соответствии с указанным вариантом. Предусмотреть необходимые методы для работы со структурой данных, указанной в варианте. Предусмотреть исключительные ситуации, которые могут возникнуть в процессе работы. </text:span></text:p>
      <text:p text:style-name="P22">- <text:span text:style-name="T13">Стек</text:span></text:p>
      <text:p text:style-name="P19"><text:span text:style-name="T14">#include </text:span><text:span text:style-name="T15">&lt;iostream&gt;<text:line-break/></text:span><text:span text:style-name="T14">#include </text:span><text:span text:style-name="T15">&lt;cassert&gt;<text:line-break/></text:span><text:span text:style-name="T14">#include </text:span><text:span text:style-name="T15">"string"<text:line-break/><text:line-break/></text:span><text:span text:style-name="T16">using namespace </text:span><text:span text:style-name="T17">std</text:span><text:span text:style-name="T16">;<text:line-break/><text:line-break/>const int </text:span><text:span text:style-name="T18">sizeA = </text:span><text:span text:style-name="T19">100</text:span><text:span text:style-name="T16">;<text:line-break/><text:line-break/>template</text:span><text:span text:style-name="T18">&lt;</text:span><text:span text:style-name="T16">typename </text:span><text:span text:style-name="T20">T</text:span><text:span text:style-name="T18">&gt;<text:line-break/></text:span><text:span text:style-name="T16">struct </text:span><text:span text:style-name="T17">Stack </text:span><text:span text:style-name="T18">{<text:line-break/> <text:s/></text:span><text:span text:style-name="T20">T </text:span><text:span text:style-name="T21">data</text:span><text:span text:style-name="T18">[sizeA]</text:span><text:span text:style-name="T16">;<text:line-break/> <text:s/>unsigned </text:span><text:span text:style-name="T21">ptr</text:span><text:span text:style-name="T16">; </text:span><text:span text:style-name="T22"><text:line-break/><text:line-break/> <text:s/></text:span><text:span text:style-name="T23">Stack</text:span><text:span text:style-name="T18">() {<text:line-break/> <text:s text:c="3"/></text:span><text:span text:style-name="T21">ptr </text:span><text:span text:style-name="T18">= </text:span><text:span text:style-name="T19">0</text:span><text:span text:style-name="T16">;<text:line-break/> <text:s/></text:span><text:span text:style-name="T18">}<text:line-break/><text:line-break/> <text:s/>[[nodiscard]] </text:span><text:span text:style-name="T16">bool </text:span><text:span text:style-name="T23">EmptyStack</text:span><text:span text:style-name="T18">() </text:span><text:span text:style-name="T16">const </text:span><text:span text:style-name="T18">{<text:line-break/> <text:s text:c="3"/></text:span><text:span text:style-name="T16">return </text:span><text:span text:style-name="T21">ptr </text:span><text:span text:style-name="T18">== </text:span><text:span text:style-name="T19">0</text:span><text:span text:style-name="T16">;<text:line-break/> <text:s/></text:span><text:span text:style-name="T18">}<text:line-break/><text:line-break/> <text:s/></text:span><text:span text:style-name="T16">void </text:span><text:span text:style-name="T23">Push</text:span><text:span text:style-name="T18">(</text:span><text:span text:style-name="T20">T </text:span><text:span text:style-name="T18">x) {<text:line-break/> <text:s text:c="3"/></text:span><text:span text:style-name="T24">assert</text:span><text:span text:style-name="T18">(</text:span><text:span text:style-name="T21">ptr </text:span><text:span text:style-name="T18">&lt;= sizeA)</text:span><text:span text:style-name="T16">;<text:line-break/> <text:s text:c="3"/></text:span><text:span text:style-name="T21">data</text:span><text:span text:style-name="T18">[</text:span><text:span text:style-name="T21">ptr</text:span><text:span text:style-name="T18">++] = x</text:span><text:span text:style-name="T16">;<text:line-break/> <text:s/></text:span><text:span text:style-name="T18">}<text:line-break/><text:line-break/> <text:s/></text:span><text:span text:style-name="T16">void </text:span><text:span text:style-name="T23">Pop</text:span><text:span text:style-name="T18">() {<text:line-break/> <text:s text:c="3"/></text:span><text:span text:style-name="T24">assert</text:span><text:span text:style-name="T18">(!EmptyStack())</text:span><text:span text:style-name="T16">;<text:line-break/> <text:s text:c="3"/></text:span><text:span text:style-name="T21">ptr</text:span><text:span text:style-name="T18">--</text:span><text:span text:style-name="T16">;<text:line-break/> <text:s/></text:span><text:span text:style-name="T18">}<text:line-break/><text:line-break/> <text:s/></text:span><text:span text:style-name="T20">T </text:span><text:span text:style-name="T23">Get</text:span><text:span text:style-name="T18">() {<text:line-break/> <text:s text:c="3"/></text:span><text:span text:style-name="T16">return </text:span><text:span text:style-name="T21">data</text:span><text:span text:style-name="T18">[</text:span><text:span text:style-name="T21">ptr </text:span><text:span text:style-name="T18">- </text:span><text:span text:style-name="T19">1</text:span><text:span text:style-name="T18">]</text:span><text:span text:style-name="T16">;<text:line-break/> <text:s/></text:span><text:span text:style-name="T18">}<text:line-break/>}</text:span><text:span text:style-name="T16">;</text:span></text:p>
      <text:p text:style-name="P20"/>
      <text:p text:style-name="P22"/>
      <text:p text:style-name="P23"><text:soft-page-break/><text:span text:style-name="T4">Задание 2: </text:span>Дан файл содержащий текст, который представляет собой различные предложения. Считать предложения из текста в разработанную структуру данных таким образом, чтобы первыми словами были существительные, далее глаголы, затем все остальное. Для получения информации к кокой части речи принадлежит слово использовать справочники, хранящиеся в других файлах(использовать те же разработанные шаблоны). </text:p>
      <text:p text:style-name="P19"><text:span text:style-name="T16">void </text:span><text:span text:style-name="T23">shredder</text:span><text:span text:style-name="T18">(</text:span><text:span text:style-name="T20">string </text:span><text:span text:style-name="T18">&amp;a</text:span><text:span text:style-name="T16">, </text:span><text:span text:style-name="T20">string </text:span><text:span text:style-name="T18">*shred</text:span><text:span text:style-name="T16">, int </text:span><text:span text:style-name="T18">&amp;counter) {<text:line-break/> <text:s/></text:span><text:span text:style-name="T20">string </text:span><text:span text:style-name="T18">tmp</text:span><text:span text:style-name="T16">;<text:line-break/> <text:s/>for </text:span><text:span text:style-name="T18">(</text:span><text:span text:style-name="T16">auto </text:span><text:span text:style-name="T18">i: a) {<text:line-break/> <text:s text:c="3"/></text:span><text:span text:style-name="T16">if </text:span><text:span text:style-name="T18">((i == </text:span><text:span text:style-name="T15">' ' </text:span><text:span text:style-name="T18">|| i == </text:span><text:span text:style-name="T15">','</text:span><text:span text:style-name="T18">) &amp;&amp; tmp.size() &gt; </text:span><text:span text:style-name="T19">0</text:span><text:span text:style-name="T18">) {<text:line-break/> <text:s text:c="5"/>shred[counter++] </text:span><text:span text:style-name="T25">= </text:span><text:span text:style-name="T18">tmp</text:span><text:span text:style-name="T16">;<text:line-break/> <text:s text:c="5"/></text:span><text:span text:style-name="T18">tmp </text:span><text:span text:style-name="T25">= </text:span><text:span text:style-name="T15">""</text:span><text:span text:style-name="T16">;<text:line-break/> <text:s text:c="3"/></text:span><text:span text:style-name="T18">} </text:span><text:span text:style-name="T16">else<text:line-break/> <text:s text:c="5"/></text:span><text:span text:style-name="T18">tmp.push_back(i)</text:span><text:span text:style-name="T16">;<text:line-break/> <text:s/></text:span><text:span text:style-name="T18">}<text:line-break/> <text:s/></text:span><text:span text:style-name="T16">if </text:span><text:span text:style-name="T18">(tmp.size() &gt; </text:span><text:span text:style-name="T19">0</text:span><text:span text:style-name="T18">)<text:line-break/> <text:s text:c="3"/>shred[counter++] </text:span><text:span text:style-name="T25">= </text:span><text:span text:style-name="T18">tmp</text:span><text:span text:style-name="T16">;<text:line-break/></text:span><text:span text:style-name="T18">}<text:line-break/><text:line-break/></text:span><text:span text:style-name="T16">void </text:span><text:span text:style-name="T23">finder</text:span><text:span text:style-name="T18">(</text:span><text:span text:style-name="T17">Stack</text:span><text:span text:style-name="T18">&lt;</text:span><text:span text:style-name="T20">string</text:span><text:span text:style-name="T18">&gt; &amp;vvv</text:span><text:span text:style-name="T16">, </text:span><text:span text:style-name="T20">string </text:span><text:span text:style-name="T18">*shred</text:span><text:span text:style-name="T16">, int </text:span><text:span text:style-name="T18">&amp;counter</text:span><text:span text:style-name="T16">, </text:span><text:span text:style-name="T20">string </text:span><text:span text:style-name="T18">*dict) {<text:line-break/> <text:s/></text:span><text:span text:style-name="T16">for </text:span><text:span text:style-name="T18">(</text:span><text:span text:style-name="T16">int </text:span><text:span text:style-name="T18">i = </text:span><text:span text:style-name="T19">0</text:span><text:span text:style-name="T16">; </text:span><text:span text:style-name="T18">i &lt; counter</text:span><text:span text:style-name="T16">; </text:span><text:span text:style-name="T18">i++)<text:line-break/> <text:s text:c="3"/></text:span><text:span text:style-name="T16">for </text:span><text:span text:style-name="T18">(</text:span><text:span text:style-name="T16">int </text:span><text:span text:style-name="T18">j = </text:span><text:span text:style-name="T19">0</text:span><text:span text:style-name="T16">; </text:span><text:span text:style-name="T18">j &lt; dict-&gt;size()</text:span><text:span text:style-name="T16">; </text:span><text:span text:style-name="T18">j++)<text:line-break/> <text:s text:c="5"/></text:span><text:span text:style-name="T16">if </text:span><text:span text:style-name="T18">(dict[j] </text:span><text:span text:style-name="T25">== </text:span><text:span text:style-name="T18">shred[i]) {<text:line-break/> <text:s text:c="7"/>vvv.Push(shred[i])</text:span><text:span text:style-name="T16">;<text:line-break/> <text:s text:c="7"/></text:span><text:span text:style-name="T18">shred[i] </text:span><text:span text:style-name="T25">= </text:span><text:span text:style-name="T15">""</text:span><text:span text:style-name="T16">;<text:line-break/> <text:s text:c="5"/></text:span><text:span text:style-name="T18">}<text:line-break/>}<text:line-break/><text:line-break/></text:span><text:span text:style-name="T16">void </text:span><text:span text:style-name="T23">sort</text:span><text:span text:style-name="T18">(</text:span><text:span text:style-name="T20">string </text:span><text:span text:style-name="T18">&amp;a</text:span><text:span text:style-name="T16">, </text:span><text:span text:style-name="T17">Stack</text:span><text:span text:style-name="T18">&lt;</text:span><text:span text:style-name="T20">string</text:span><text:span text:style-name="T18">&gt; &amp;vvv) {<text:line-break/> <text:s/></text:span><text:span text:style-name="T20">string </text:span><text:span text:style-name="T18">state[] = {</text:span><text:span text:style-name="T15">"Panama"</text:span><text:span text:style-name="T18">}</text:span><text:span text:style-name="T16">;<text:line-break/> <text:s/></text:span><text:span text:style-name="T20">string </text:span><text:span text:style-name="T18">noun[] = {</text:span><text:span text:style-name="T15">"plan"</text:span><text:span text:style-name="T16">, </text:span><text:span text:style-name="T15">"man"</text:span><text:span text:style-name="T16">, </text:span><text:span text:style-name="T15">"canal"</text:span><text:span text:style-name="T18">}</text:span><text:span text:style-name="T16">;<text:line-break/> <text:s/>int </text:span><text:span text:style-name="T18">counter = </text:span><text:span text:style-name="T19">0</text:span><text:span text:style-name="T16">;<text:line-break/> <text:s/></text:span><text:span text:style-name="T20">string </text:span><text:span text:style-name="T18">shred[</text:span><text:span text:style-name="T19">100</text:span><text:span text:style-name="T18">]</text:span><text:span text:style-name="T16">;<text:line-break/> <text:s/></text:span><text:span text:style-name="T18">shredder(a</text:span><text:span text:style-name="T16">, </text:span><text:span text:style-name="T18">shred</text:span><text:span text:style-name="T16">, </text:span><text:span text:style-name="T18">counter)</text:span><text:span text:style-name="T16">;<text:line-break/> <text:s/></text:span><text:span text:style-name="T18">finder(vvv</text:span><text:span text:style-name="T16">, </text:span><text:span text:style-name="T18">shred</text:span><text:span text:style-name="T16">, </text:span><text:span text:style-name="T18">counter</text:span><text:span text:style-name="T16">, </text:span><text:span text:style-name="T18">state)</text:span><text:span text:style-name="T16">;<text:line-break/> <text:s/></text:span><text:span text:style-name="T18">finder(vvv</text:span><text:span text:style-name="T16">, </text:span><text:span text:style-name="T18">shred</text:span><text:span text:style-name="T16">, </text:span><text:span text:style-name="T18">counter</text:span><text:span text:style-name="T16">, </text:span><text:span text:style-name="T18">noun)</text:span><text:span text:style-name="T16">;<text:line-break/> <text:s/>for </text:span><text:span text:style-name="T18">(</text:span><text:span text:style-name="T16">int </text:span><text:span text:style-name="T18">i = </text:span><text:span text:style-name="T19">0</text:span><text:span text:style-name="T16">; </text:span><text:span text:style-name="T18">i &lt; counter</text:span><text:span text:style-name="T16">; </text:span><text:span text:style-name="T18">i++)<text:line-break/> <text:s text:c="3"/></text:span><text:span text:style-name="T16">if </text:span><text:span text:style-name="T18">(!shred[i].empty()) {<text:line-break/> <text:s text:c="5"/>vvv.Push(shred[i])</text:span><text:span text:style-name="T16">;<text:line-break/> <text:s text:c="5"/></text:span><text:span text:style-name="T18">shred[i] </text:span><text:span text:style-name="T25">= </text:span><text:span text:style-name="T15">""</text:span><text:span text:style-name="T16">;<text:line-break/> <text:s text:c="3"/></text:span><text:span text:style-name="T18">}<text:line-break/>}<text:line-break/><text:line-break/></text:span><text:span text:style-name="T16">int </text:span><text:span text:style-name="T23">main</text:span><text:span text:style-name="T18">() {<text:line-break/> <text:s/></text:span><text:span text:style-name="T20">string </text:span><text:span text:style-name="T18">a = </text:span><text:span text:style-name="T15">"a man, a plan a canal Panama"</text:span><text:span text:style-name="T16">;<text:line-break/> <text:s/></text:span><text:span text:style-name="T17">Stack</text:span><text:span text:style-name="T18">&lt;</text:span><text:span text:style-name="T20">string</text:span><text:span text:style-name="T18">&gt; <text:s/>vvv</text:span><text:span text:style-name="T16">;<text:line-break/> <text:s/></text:span><text:span text:style-name="T18">sort(a</text:span><text:span text:style-name="T16">, </text:span><text:span text:style-name="T18">vvv)</text:span><text:span text:style-name="T16">;<text:line-break/> <text:s/>while </text:span><text:span text:style-name="T18">(!vvv.EmptyStack()) {<text:line-break/> <text:s text:c="3"/>cout </text:span><text:span text:style-name="T25">&lt;&lt; </text:span><text:span text:style-name="T18">vvv.Get() </text:span><text:span text:style-name="T25">&lt;&lt; </text:span><text:span text:style-name="T15">' '</text:span><text:span text:style-name="T16">;<text:line-break/> <text:s text:c="3"/></text:span><text:span text:style-name="T18">vvv.Pop()</text:span><text:span text:style-name="T16">;<text:line-break/> <text:s/></text:span><text:span text:style-name="T18">}<text:line-break/> <text:s/></text:span><text:span text:style-name="T16">return </text:span><text:span text:style-name="T19">0</text:span><text:span text:style-name="T16">;<text:line-break/></text:span><text:span text:style-name="T18">}<text:line-break/></text:span></text:p>
      <text:p text:style-name="P20"/>
      <text:p text:style-name="P22"><text:span text:style-name="T26">Вывод:</text:span> в ходе лабораторной работы мы получили теоретические знания о шаблонах классов в С++, а также практические навыки по созданию классов-шаблонов С++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dc:date>2023-05-08T22:33:39.984000000</dc:date>
    <meta:editing-duration>P1DT2H5M49S</meta:editing-duration>
    <meta:editing-cycles>4</meta:editing-cycles>
    <meta:document-statistic meta:table-count="0" meta:image-count="0" meta:object-count="0" meta:page-count="3" meta:paragraph-count="25" meta:word-count="444" meta:character-count="3214" meta:non-whitespace-character-count="2597"/>
  </office:meta>
</office:document-meta>
</file>